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ompileCommandMessages.msgAtLeastOneProces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BpelcSarCreateError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BpelcResourceRepositoryIoError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IoErrOpeningRr( String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NoSuchWsdl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BpelcResourceRepositoryNotFound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strBpelc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strBpelcSu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IoExReadingStream( URL stream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InvalidRrDirect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strBpelc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CompileCommandMessages.msgIoExReadingStreamWithMsg( File fil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NoResource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CompileCommandMessages.msgIoErrWritingCbp( String file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BpelcInvalidOutputFile( String o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InvalidWsdlUrl( String wsdl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UnableToCreateTempRr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CommandMessages.msgInvalidBpelUrl( String bpel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